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Standard">
      <style:text-properties officeooo:rsid="00006564" officeooo:paragraph-rsid="000065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 - All Codes</text:h>
      <text:p text:style-name="P2"/>
      <text:h text:style-name="Heading_20_2" text:outline-level="2">2</text:h>
      <text:p text:style-name="Text_20_body">################################################################################</text:p>
      <text:p text:style-name="Text_20_body">######################### <text:s/>Maria Kubara MA #####################################</text:p>
      <text:p text:style-name="Text_20_body">########################## RIntro 2024/25 ######################################</text:p>
      <text:p text:style-name="Text_20_body">############################ Class 2 ###########################################</text:p>
      <text:p text:style-name="Text_20_body">################################################################################</text:p>
      <text:p text:style-name="Text_20_body"/>
      <text:p text:style-name="Text_20_body"># changing the language to English</text:p>
      <text:p text:style-name="Text_20_body">Sys.setlocale("LC_ALL","English")</text:p>
      <text:p text:style-name="Text_20_body">Sys.setenv(LANGUAGE='en')</text:p>
      <text:p text:style-name="Text_20_body"/>
      <text:p text:style-name="Text_20_body">################################################################################</text:p>
      <text:p text:style-name="Text_20_body"/>
      <text:p text:style-name="Text_20_body"># Reminder:</text:p>
      <text:p text:style-name="Text_20_body"/>
      <text:p text:style-name="Text_20_body"># commenting with a hash symbol</text:p>
      <text:p text:style-name="Text_20_body"/>
      <text:p text:style-name="Text_20_body"># function(argument1, argument2, argument3, ...)</text:p>
      <text:p text:style-name="Text_20_body"/>
      <text:p text:style-name="Text_20_body">a &lt;- "assigning value to a variable"</text:p>
      <text:p text:style-name="Text_20_body">b = "alternative way of assigning values"</text:p>
      <text:p text:style-name="Text_20_body">c &lt;- 2</text:p>
      <text:p text:style-name="Text_20_body">d = 3</text:p>
      <text:p text:style-name="Text_20_body"/>
      <text:p text:style-name="Text_20_body">a</text:p>
      <text:p text:style-name="Text_20_body">b</text:p>
      <text:p text:style-name="Text_20_body">c</text:p>
      <text:p text:style-name="Text_20_body">d</text:p>
      <text:p text:style-name="Text_20_body"/>
      <text:p text:style-name="Text_20_body"><text:soft-page-break/></text:p>
      <text:p text:style-name="Text_20_body">### Data types #################################################################</text:p>
      <text:p text:style-name="Text_20_body"/>
      <text:p text:style-name="Text_20_body">### Numeric ####################################################################</text:p>
      <text:p text:style-name="Text_20_body"/>
      <text:p text:style-name="Text_20_body"/>
      <text:p text:style-name="Text_20_body"># basic type for numerical data </text:p>
      <text:p text:style-name="Text_20_body"/>
      <text:p text:style-name="Text_20_body">a &lt;- 1.5</text:p>
      <text:p text:style-name="Text_20_body">a</text:p>
      <text:p text:style-name="Text_20_body">class(a) # check the class (type) of variable a</text:p>
      <text:p text:style-name="Text_20_body">b &lt;- 10</text:p>
      <text:p text:style-name="Text_20_body">b</text:p>
      <text:p text:style-name="Text_20_body">class(b) # check the class (type) of variable b</text:p>
      <text:p text:style-name="Text_20_body"/>
      <text:p text:style-name="Text_20_body">c &lt;- "OndrejMarvan"</text:p>
      <text:p text:style-name="Text_20_body">c</text:p>
      <text:p text:style-name="Text_20_body">class(c)</text:p>
      <text:p text:style-name="Text_20_body"/>
      <text:p text:style-name="Text_20_body">c &lt;- as.integer(integer)</text:p>
      <text:p text:style-name="Text_20_body">class(c)</text:p>
      <text:p text:style-name="Text_20_body"/>
      <text:p text:style-name="Text_20_body"/>
      <text:p text:style-name="Text_20_body">e &lt;- 10</text:p>
      <text:p text:style-name="Text_20_body">e</text:p>
      <text:p text:style-name="Text_20_body"/>
      <text:p text:style-name="Text_20_body">d &lt;- c + 1</text:p>
      <text:p text:style-name="Text_20_body">d</text:p>
      <text:p text:style-name="Text_20_body"/>
      <text:p text:style-name="Text_20_body">### Integer ####################################################################</text:p>
      <text:p text:style-name="Text_20_body"/>
      <text:p text:style-name="Text_20_body"># 'special' type of numerical data - integers</text:p>
      <text:p text:style-name="Text_20_body"><text:soft-page-break/></text:p>
      <text:p text:style-name="Text_20_body"/>
      <text:p text:style-name="Text_20_body">a &lt;- as.integer(5) # in order to create a variable with 'integer' type you need to force it </text:p>
      <text:p text:style-name="Text_20_body">class(a) </text:p>
      <text:p text:style-name="Text_20_body">is.integer(a) # check if a is an integer </text:p>
      <text:p text:style-name="Text_20_body">is.numeric(a) # check if a is a numeric</text:p>
      <text:p text:style-name="Text_20_body"/>
      <text:p text:style-name="Text_20_body"># integer is a subclass of numeric</text:p>
      <text:p text:style-name="Text_20_body"/>
      <text:p text:style-name="Text_20_body">b &lt;- 6.89</text:p>
      <text:p text:style-name="Text_20_body">b</text:p>
      <text:p text:style-name="Text_20_body">class(b)</text:p>
      <text:p text:style-name="Text_20_body">b &lt;- as.integer(b) # converting the current b type to the integer </text:p>
      <text:p text:style-name="Text_20_body">b # converting the numeric type to integer will remove the decimal part </text:p>
      <text:p text:style-name="Text_20_body"/>
      <text:p text:style-name="Text_20_body"/>
      <text:p text:style-name="Text_20_body">### Logical #################################################################### </text:p>
      <text:p text:style-name="Text_20_body"/>
      <text:p text:style-name="Text_20_body"/>
      <text:p text:style-name="Text_20_body"># Datatype storing logical information - true-false</text:p>
      <text:p text:style-name="Text_20_body"># True values in R: TRUE, T, 1</text:p>
      <text:p text:style-name="Text_20_body"># False values in R: FALSE, F, 0</text:p>
      <text:p text:style-name="Text_20_body"/>
      <text:p text:style-name="Text_20_body">a &lt;- 5; b &lt;- 3 # we can run two operations in one line, dividing them with a semicolon</text:p>
      <text:p text:style-name="Text_20_body">z = a &lt; b # z will be the result of the operation checking if a is smaller than b </text:p>
      <text:p text:style-name="Text_20_body">z</text:p>
      <text:p text:style-name="Text_20_body">class(z)</text:p>
      <text:p text:style-name="Text_20_body"/>
      <text:p text:style-name="Text_20_body"># Logical operators</text:p>
      <text:p text:style-name="Text_20_body"/>
      <text:p text:style-name="Text_20_body"># &amp; (and) conjunction </text:p>
      <text:p text:style-name="Text_20_body"># | (or) alternative</text:p>
      <text:p text:style-name="Text_20_body"><text:soft-page-break/># ! (not) negation</text:p>
      <text:p text:style-name="Text_20_body"/>
      <text:p text:style-name="Text_20_body">a &lt;- TRUE</text:p>
      <text:p text:style-name="Text_20_body">b &lt;- FALSE</text:p>
      <text:p text:style-name="Text_20_body"/>
      <text:p text:style-name="Text_20_body"/>
      <text:p text:style-name="Text_20_body">a &amp; a</text:p>
      <text:p text:style-name="Text_20_body">a &amp; b </text:p>
      <text:p text:style-name="Text_20_body">a | a</text:p>
      <text:p text:style-name="Text_20_body">a | b </text:p>
      <text:p text:style-name="Text_20_body">b | b</text:p>
      <text:p text:style-name="Text_20_body">!a</text:p>
      <text:p text:style-name="Text_20_body">!b</text:p>
      <text:p text:style-name="Text_20_body"/>
      <text:p text:style-name="Text_20_body"/>
      <text:p text:style-name="Text_20_body">### Character ##################################################################</text:p>
      <text:p text:style-name="Text_20_body"/>
      <text:p text:style-name="Text_20_body"/>
      <text:p text:style-name="Text_20_body"># Datatype for storing text values.</text:p>
      <text:p text:style-name="Text_20_body"># In other languages (R) character is the equivalent of string. </text:p>
      <text:p text:style-name="Text_20_body"># Character data in R are shown within quotation symbols. </text:p>
      <text:p text:style-name="Text_20_body"/>
      <text:p text:style-name="Text_20_body">a &lt;- "z"</text:p>
      <text:p text:style-name="Text_20_body">b &lt;- "Longer text with spaces."</text:p>
      <text:p text:style-name="Text_20_body">class(a)</text:p>
      <text:p text:style-name="Text_20_body">class(b)</text:p>
      <text:p text:style-name="Text_20_body"/>
      <text:p text:style-name="Text_20_body">c &lt;- "9.66"</text:p>
      <text:p text:style-name="Text_20_body">c # look at the quotation signs when printing this value </text:p>
      <text:p text:style-name="Text_20_body"/>
      <text:p text:style-name="Text_20_body">class(c)</text:p>
      <text:p text:style-name="Text_20_body">is.numeric(c)</text:p>
      <text:p text:style-name="Text_20_body"><text:soft-page-break/>as.numeric(c) # Only after converting to the numeric quotations are disappearing </text:p>
      <text:p text:style-name="Text_20_body">c &lt;- as.numeric</text:p>
      <text:p text:style-name="Text_20_body">class(c)</text:p>
      <text:p text:style-name="Text_20_body"/>
      <text:p text:style-name="Text_20_body"/>
      <text:p text:style-name="Text_20_body">as.numeric(b) # Converting text to the numeric makes no sense - it will produce empty values NA</text:p>
      <text:p text:style-name="Text_20_body"/>
      <text:p text:style-name="Text_20_body"/>
      <text:p text:style-name="Text_20_body"/>
      <text:p text:style-name="Text_20_body">### Date #######################################################################</text:p>
      <text:p text:style-name="Text_20_body"/>
      <text:p text:style-name="Text_20_body"># There are many possibilities for date processing in R. The most basic one is </text:p>
      <text:p text:style-name="Text_20_body"># as.Date() function for Date class. Dates are stored as number of days since </text:p>
      <text:p text:style-name="Text_20_body"># 1970-01-01, with negative values for earlier dates. This format stores date-only data. </text:p>
      <text:p text:style-name="Text_20_body"/>
      <text:p text:style-name="Text_20_body">dates1 &lt;- c("2022-08-18", "1998-01-30", "2020-03-18")</text:p>
      <text:p text:style-name="Text_20_body">class(dates1)</text:p>
      <text:p text:style-name="Text_20_body"/>
      <text:p text:style-name="Text_20_body">as.numeric(dates1) # this is only text data - NAs created</text:p>
      <text:p text:style-name="Text_20_body"/>
      <text:p text:style-name="Text_20_body"/>
      <text:p text:style-name="Text_20_body">as.date</text:p>
      <text:p text:style-name="Text_20_body"># using as.Date() function</text:p>
      <text:p text:style-name="Text_20_body">dates1.Date &lt;- as.Date(dates1)</text:p>
      <text:p text:style-name="Text_20_body">class(dates1.Date)</text:p>
      <text:p text:style-name="Text_20_body"/>
      <text:p text:style-name="Text_20_body">as.numeric(dates1.Date) # conversion to number is possible now</text:p>
      <text:p text:style-name="Text_20_body"/>
      <text:p text:style-name="Text_20_body">dates1.Date - as.Date("1970-01-01") </text:p>
      <text:p text:style-name="Text_20_body"/>
      <text:p text:style-name="Text_20_body"/>
      <text:p text:style-name="Text_20_body"/>
      <text:p text:style-name="Text_20_body"><text:soft-page-break/># date format is specified with a formatting code from format() function</text:p>
      <text:p text:style-name="Text_20_body"># for Date specific abbreviations check ?strftime() documentation </text:p>
      <text:p text:style-name="Text_20_body"/>
      <text:p text:style-name="Text_20_body">dates2 &lt;- c("11/20/80", "11/20/91", "11/20/1993", "09/10/93")</text:p>
      <text:p text:style-name="Text_20_body">dates2.Date &lt;- as.Date(dates2)</text:p>
      <text:p text:style-name="Text_20_body">dates2.Date &lt;- as.Date(dates2, format = "%m/%d/%y")</text:p>
      <text:p text:style-name="Text_20_body">dates2.Date</text:p>
      <text:p text:style-name="Text_20_body"/>
      <text:p text:style-name="Text_20_body"/>
      <text:p text:style-name="Text_20_body"/>
      <text:p text:style-name="Text_20_body"># commonly used date notation with integers is used in Excel</text:p>
      <text:p text:style-name="Text_20_body"># however the starting point is set differently than in R. In Excel the days </text:p>
      <text:p text:style-name="Text_20_body"># are counted starting from 1899-12-30. In order to process that we need to change</text:p>
      <text:p text:style-name="Text_20_body"># the origin parameter in as.Date() function. </text:p>
      <text:p text:style-name="Text_20_body"/>
      <text:p text:style-name="Text_20_body">datesFromExcel &lt;- c(42710, 43133, 39999, 41223)</text:p>
      <text:p text:style-name="Text_20_body">as.Date(datesFromExcel, origin = "1899-12-30")</text:p>
      <text:p text:style-name="Text_20_body"/>
      <text:p text:style-name="Text_20_body">as.Date(datesFromExcel, origin = "1895-12-30") # literally default date and adds on that</text:p>
      <text:p text:style-name="Text_20_body"/>
      <text:p text:style-name="Text_20_body"/>
      <text:p text:style-name="Text_20_body"># We can change the date formatting with format() function</text:p>
      <text:p text:style-name="Text_20_body"/>
      <text:p text:style-name="Text_20_body">today &lt;- Sys.Date() # returns today's date</text:p>
      <text:p text:style-name="Text_20_body">today</text:p>
      <text:p text:style-name="Text_20_body"/>
      <text:p text:style-name="Text_20_body">tomorrow &lt;- today + 1 </text:p>
      <text:p text:style-name="Text_20_body">tomorrow</text:p>
      <text:p text:style-name="Text_20_body"/>
      <text:p text:style-name="Text_20_body"># we can change the format of the date</text:p>
      <text:p text:style-name="Text_20_body"/>
      <text:p text:style-name="Text_20_body">todayFormatted &lt;- format(today, format = "%A %d %B %Y")</text:p>
      <text:p text:style-name="Text_20_body"><text:soft-page-break/>todayFormatted</text:p>
      <text:p text:style-name="Text_20_body"/>
      <text:p text:style-name="Text_20_body"/>
      <text:p text:style-name="Text_20_body"/>
      <text:p text:style-name="Text_20_body">### Data structures ############################################################</text:p>
      <text:p text:style-name="Text_20_body"/>
      <text:p text:style-name="Text_20_body">### Vector #####################################################################</text:p>
      <text:p text:style-name="Text_20_body"/>
      <text:p text:style-name="Text_20_body">vectorInteger &lt;- c(1:10)</text:p>
      <text:p text:style-name="Text_20_body">vectorInteger</text:p>
      <text:p text:style-name="Text_20_body">class(vectorInteger)</text:p>
      <text:p text:style-name="Text_20_body"/>
      <text:p text:style-name="Text_20_body">vectorNumeric &lt;- c(1.5:3.5)</text:p>
      <text:p text:style-name="Text_20_body">vectorNumeric</text:p>
      <text:p text:style-name="Text_20_body">class(vectorNumeric)</text:p>
      <text:p text:style-name="Text_20_body"/>
      <text:p text:style-name="Text_20_body">vectorCharacter &lt;- c('a', 'b', 'c')</text:p>
      <text:p text:style-name="Text_20_body">#vectorCharacter2 &lt;- c(a, b, c)</text:p>
      <text:p text:style-name="Text_20_body">vectorCharacter</text:p>
      <text:p text:style-name="Text_20_body">class(vectorCharacter)</text:p>
      <text:p text:style-name="Text_20_body"/>
      <text:p text:style-name="Text_20_body">vectorLogical &lt;- c(TRUE, FALSE, F, T, T)</text:p>
      <text:p text:style-name="Text_20_body">vectorLogical</text:p>
      <text:p text:style-name="Text_20_body">class(vectorLogical)</text:p>
      <text:p text:style-name="Text_20_body"/>
      <text:p text:style-name="Text_20_body"># General info:</text:p>
      <text:p text:style-name="Text_20_body"># - single datatype</text:p>
      <text:p text:style-name="Text_20_body"># - as long as you wish</text:p>
      <text:p text:style-name="Text_20_body"># - basic command c() - combine</text:p>
      <text:p text:style-name="Text_20_body"># - additional useful commands - rep() and seq()</text:p>
      <text:p text:style-name="Text_20_body"/>
      <text:p text:style-name="Text_20_body"># Example vectors</text:p>
      <text:p text:style-name="Text_20_body"><text:soft-page-break/></text:p>
      <text:p text:style-name="Text_20_body">w1 &lt;- 2</text:p>
      <text:p text:style-name="Text_20_body">w2 &lt;- c(2)</text:p>
      <text:p text:style-name="Text_20_body">w3 &lt;- c(2,3,7)</text:p>
      <text:p text:style-name="Text_20_body">w4 &lt;- c(1:10)</text:p>
      <text:p text:style-name="Text_20_body">w5 &lt;- c(1:4, 10)</text:p>
      <text:p text:style-name="Text_20_body">w6 &lt;- c(2:7, "nana", "20", 1) # Because elements of class character were added, the whole vector was converted to character </text:p>
      <text:p text:style-name="Text_20_body">w7 &lt;- rep(3, times = 500)</text:p>
      <text:p text:style-name="Text_20_body">w8 &lt;- seq(from = 7, to = 90, by =3)</text:p>
      <text:p text:style-name="Text_20_body">w9 &lt;- c('a1', 'a2', 'a3', 'a4', 'a5', 'a6', 'a7', 'a8', 'a9', 'a10')</text:p>
      <text:p text:style-name="Text_20_body">w10 &lt;- c(T, F, F, T) # vector of logical values</text:p>
      <text:p text:style-name="Text_20_body"/>
      <text:p text:style-name="Text_20_body">w7 # this goe crazy</text:p>
      <text:p text:style-name="Text_20_body"/>
      <text:p text:style-name="Text_20_body">### Operations on vectors <text:s/>#####################################################</text:p>
      <text:p text:style-name="Text_20_body"/>
      <text:p text:style-name="Text_20_body">w1; w2; w3 # calling few elements in one line - with semicolon</text:p>
      <text:p text:style-name="Text_20_body"/>
      <text:p text:style-name="Text_20_body">w123 &lt;- c(w1, w2, w3) # combining vectors </text:p>
      <text:p text:style-name="Text_20_body">w123 </text:p>
      <text:p text:style-name="Text_20_body"/>
      <text:p text:style-name="Text_20_body"/>
      <text:p text:style-name="Text_20_body"/>
      <text:p text:style-name="Text_20_body">### Arithmetical operations ####################################################</text:p>
      <text:p text:style-name="Text_20_body"/>
      <text:p text:style-name="Text_20_body"># values in vectors can be multiplied, added, substracted, divided, etc. <text:s/></text:p>
      <text:p text:style-name="Text_20_body">w123 + 2</text:p>
      <text:p text:style-name="Text_20_body">w123/2</text:p>
      <text:p text:style-name="Text_20_body">w123 * 5</text:p>
      <text:p text:style-name="Text_20_body"/>
      <text:p text:style-name="Text_20_body"># we can also add vectors together (in the simplest case - when they have equal length)</text:p>
      <text:p text:style-name="Text_20_body"><text:soft-page-break/>w1 + w2</text:p>
      <text:p text:style-name="Text_20_body">c(5,2,3) + c(10,20,30)</text:p>
      <text:p text:style-name="Text_20_body"/>
      <text:p text:style-name="Text_20_body"/>
      <text:p text:style-name="Text_20_body"/>
      <text:p text:style-name="Text_20_body">### Recycling rule in vectors ##################################################</text:p>
      <text:p text:style-name="Text_20_body"/>
      <text:p text:style-name="Text_20_body"># if we try to do an operation on vectors with different lengths R tries to reuse</text:p>
      <text:p text:style-name="Text_20_body"># values from the shorter vector so that the length of the vectors will be equal. </text:p>
      <text:p text:style-name="Text_20_body"># It is done by copying the values from the shorter vector X times, so that </text:p>
      <text:p text:style-name="Text_20_body"># lengthLonger = x*lengthShorter. </text:p>
      <text:p text:style-name="Text_20_body"/>
      <text:p text:style-name="Text_20_body">w1 </text:p>
      <text:p text:style-name="Text_20_body">w1 + c(1,2) # 2 + (1,2) -&gt; (1+2, 2+2)</text:p>
      <text:p text:style-name="Text_20_body">c(1, 2, 3) + c(5, 6, 7, 1, 2, 3) # (5+1, 6+2, 7+3, 1+1, 2+2, 3+3)</text:p>
      <text:p text:style-name="Text_20_body">c(1, 2, 3) + c(5, 6, 7, 1, 2) </text:p>
      <text:p text:style-name="Text_20_body"># ERROR! Longer vector's length is not a multiplication of the shorter vector's length. Operation will not be successful. </text:p>
      <text:p text:style-name="Text_20_body"/>
      <text:p text:style-name="Text_20_body"/>
      <text:p text:style-name="Text_20_body"/>
      <text:p text:style-name="Text_20_body">### Taking values from the vectors - indexing ##################################</text:p>
      <text:p text:style-name="Text_20_body"/>
      <text:p text:style-name="Text_20_body">w9</text:p>
      <text:p text:style-name="Text_20_body">w9[1]</text:p>
      <text:p text:style-name="Text_20_body">w9[5]</text:p>
      <text:p text:style-name="Text_20_body">w9[-2] # excluding the value from the second position </text:p>
      <text:p text:style-name="Text_20_body">w9[12] # index out of range</text:p>
      <text:p text:style-name="Text_20_body"/>
      <text:p text:style-name="Text_20_body"/>
      <text:p text:style-name="Text_20_body">### Extracting values by a vector of indexes ###################################</text:p>
      <text:p text:style-name="Text_20_body"/>
      <text:p text:style-name="Text_20_body"><text:soft-page-break/>indexes &lt;- c(2,5,10)</text:p>
      <text:p text:style-name="Text_20_body">w9[indexes]</text:p>
      <text:p text:style-name="Text_20_body">w9[c(2,5,10)] # shorter version - without declaring the vector first </text:p>
      <text:p text:style-name="Text_20_body"/>
      <text:p text:style-name="Text_20_body">indexes2 &lt;- 2:6 # shorter version of creating a vector - the same as c(2:6)</text:p>
      <text:p text:style-name="Text_20_body">w9[indexes2]</text:p>
      <text:p text:style-name="Text_20_body">w9[2:6] # indicating a group of indexes - shorter version </text:p>
      <text:p text:style-name="Text_20_body"/>
      <text:p text:style-name="Text_20_body"># WARNING! </text:p>
      <text:p text:style-name="Text_20_body">w9[2,5,10] # ERRPR - incorrect number of dimensions -&gt; important later, for matrixes </text:p>
      <text:p text:style-name="Text_20_body">w9[c(2,5,10)] # Extracting values by a vector of indexes - correct version</text:p>
      <text:p text:style-name="Text_20_body"/>
      <text:p text:style-name="Text_20_body"/>
      <text:p text:style-name="Text_20_body"/>
      <text:p text:style-name="Text_20_body">### Indexing by logical values #################################################</text:p>
      <text:p text:style-name="Text_20_body"/>
      <text:p text:style-name="Text_20_body"># We declare a vector with TRUE/FALSE values with the length equal to the </text:p>
      <text:p text:style-name="Text_20_body"># length of the analysed vector. TRUE - show the value, FALSE - omit the value. </text:p>
      <text:p text:style-name="Text_20_body"># It is an important feature for the filtering. </text:p>
      <text:p text:style-name="Text_20_body"/>
      <text:p text:style-name="Text_20_body">indexes3 &lt;- c(T, T, T, F, T, F, F, F, F, T)</text:p>
      <text:p text:style-name="Text_20_body">w9[indexes3]</text:p>
      <text:p text:style-name="Text_20_body">w9[c(T, T, T, F, T, F, F, F, F, T)] # shorter version</text:p>
      <text:p text:style-name="Text_20_body"/>
      <text:p text:style-name="Text_20_body"/>
      <text:p text:style-name="Text_20_body"/>
      <text:p text:style-name="Text_20_body">### Indexing by names ##########################################################</text:p>
      <text:p text:style-name="Text_20_body"/>
      <text:p text:style-name="Text_20_body">vectorNamed &lt;- c("Anna", "Smith", "46 years old")</text:p>
      <text:p text:style-name="Text_20_body">names(vectorNamed) &lt;- c("name", "surname", "age")</text:p>
      <text:p text:style-name="Text_20_body"/>
      <text:p text:style-name="Text_20_body">vectorNamed</text:p>
      <text:p text:style-name="Text_20_body"><text:soft-page-break/></text:p>
      <text:p text:style-name="Text_20_body">vectorNamed["surname"]</text:p>
      <text:p text:style-name="Text_20_body"/>
      <text:p text:style-name="Text_20_body"/>
      <text:p text:style-name="Text_20_body"/>
      <text:p text:style-name="Text_20_body">### Modifying vectors ##########################################################</text:p>
      <text:p text:style-name="Text_20_body"/>
      <text:p text:style-name="Text_20_body">vectorSimple &lt;- c(1,2,3)</text:p>
      <text:p text:style-name="Text_20_body">vectorText &lt;- c("a", "b")</text:p>
      <text:p text:style-name="Text_20_body"/>
      <text:p text:style-name="Text_20_body">vectorCombined &lt;- c(vectorSimple, vectorText)</text:p>
      <text:p text:style-name="Text_20_body">vectorCombined # combining two vectors</text:p>
      <text:p text:style-name="Text_20_body"/>
      <text:p text:style-name="Text_20_body">vectorSimple[4] &lt;- 5 # adding new value at the new position </text:p>
      <text:p text:style-name="Text_20_body">vectorSimple</text:p>
      <text:p text:style-name="Text_20_body"/>
      <text:p text:style-name="Text_20_body">vectorSimple[10] &lt;- 29 # missing indexes will be filled with NA</text:p>
      <text:p text:style-name="Text_20_body">vectorSimple</text:p>
      <text:p text:style-name="Text_20_body"/>
      <text:p text:style-name="Text_20_body"/>
      <text:p text:style-name="Text_20_body"/>
      <text:p text:style-name="Text_20_body">### Tasks ######################################################################</text:p>
      <text:p text:style-name="Text_20_body"/>
      <text:p text:style-name="Text_20_body"># 1. Create a numerical value with decimal part. Convert it to integer and then</text:p>
      <text:p text:style-name="Text_20_body"># to character. See what are the changes (in values and printing). </text:p>
      <text:p text:style-name="Text_20_body"/>
      <text:p text:style-name="Text_20_body"># Create a numerical value with a decimal part</text:p>
      <text:p text:style-name="Text_20_body">num &lt;- 4.75</text:p>
      <text:p text:style-name="Text_20_body">num</text:p>
      <text:p text:style-name="Text_20_body"/>
      <text:p text:style-name="Text_20_body">class(num)</text:p>
      <text:p text:style-name="Text_20_body"/>
      <text:p text:style-name="Text_20_body"><text:soft-page-break/># Convert it to an integer</text:p>
      <text:p text:style-name="Text_20_body">num_int &lt;- as.integer(num)</text:p>
      <text:p text:style-name="Text_20_body">num_int</text:p>
      <text:p text:style-name="Text_20_body"/>
      <text:p text:style-name="Text_20_body">class(num_int)</text:p>
      <text:p text:style-name="Text_20_body"/>
      <text:p text:style-name="Text_20_body"># Convert it to a character</text:p>
      <text:p text:style-name="Text_20_body">num_char &lt;- as.character(num_int)</text:p>
      <text:p text:style-name="Text_20_body">num_char</text:p>
      <text:p text:style-name="Text_20_body"/>
      <text:p text:style-name="Text_20_body">class(num_char)</text:p>
      <text:p text:style-name="Text_20_body"/>
      <text:p text:style-name="Text_20_body"># 2. Create two variables with text. Check the documentation of paste() and try</text:p>
      <text:p text:style-name="Text_20_body"># to use it on created vectors. Compare the results of paste() function and c(). </text:p>
      <text:p text:style-name="Text_20_body"># What are the differences? Why?</text:p>
      <text:p text:style-name="Text_20_body"/>
      <text:p text:style-name="Text_20_body"># Create two text variables</text:p>
      <text:p text:style-name="Text_20_body">text1 &lt;- "Lorem"</text:p>
      <text:p text:style-name="Text_20_body">text2 &lt;- "Ipsum"</text:p>
      <text:p text:style-name="Text_20_body"/>
      <text:p text:style-name="Text_20_body"># Use paste()</text:p>
      <text:p text:style-name="Text_20_body">help(paste)</text:p>
      <text:p text:style-name="Text_20_body">result_paste &lt;- paste(text1, text2, sep = " ") # combines strings into one</text:p>
      <text:p text:style-name="Text_20_body">result_paste</text:p>
      <text:p text:style-name="Text_20_body"/>
      <text:p text:style-name="Text_20_body"># Use c() </text:p>
      <text:p text:style-name="Text_20_body">result_c &lt;- c(text1, text2) # collects items into a list (vector)</text:p>
      <text:p text:style-name="Text_20_body">result_c</text:p>
      <text:p text:style-name="Text_20_body"/>
      <text:p text:style-name="Text_20_body"/>
      <text:p text:style-name="Text_20_body"/>
      <text:p text:style-name="Text_20_body"># 3. a) Convert vector vecDate &lt;- c("09:12:12", "28:02:16", "31:05:22") to Date class. </text:p>
      <text:p text:style-name="Text_20_body"><text:soft-page-break/># b) Calculate number of days between these dates and today's date. </text:p>
      <text:p text:style-name="Text_20_body"/>
      <text:p text:style-name="Text_20_body"># Part a: Convert to Date class</text:p>
      <text:p text:style-name="Text_20_body">vecDate &lt;- c("09:12:12", "28:02:16", "31:05:22")</text:p>
      <text:p text:style-name="Text_20_body">vecDate_Date &lt;- as.Date(vecDate, format = "%d:%m:%y")</text:p>
      <text:p text:style-name="Text_20_body">vecDate_Date</text:p>
      <text:p text:style-name="Text_20_body"/>
      <text:p text:style-name="Text_20_body"># Part b: Calculate days difference</text:p>
      <text:p text:style-name="Text_20_body">today &lt;- Sys.Date()</text:p>
      <text:p text:style-name="Text_20_body">days_diff &lt;- today - vecDate_Date</text:p>
      <text:p text:style-name="Text_20_body">days_diff</text:p>
      <text:p text:style-name="Text_20_body"/>
      <text:p text:style-name="Text_20_body"/>
      <text:p text:style-name="Text_20_body"># 4. Create a vector "vec1" which will include numbers from 2 to 8 and from 17 to 30. </text:p>
      <text:p text:style-name="Text_20_body"># Use the shortest code possible.</text:p>
      <text:p text:style-name="Text_20_body"/>
      <text:p text:style-name="Text_20_body">vec1 &lt;- c(2:8, 17:30)</text:p>
      <text:p text:style-name="Text_20_body">vec1</text:p>
      <text:p text:style-name="Text_20_body"/>
      <text:p text:style-name="Text_20_body"/>
      <text:p text:style-name="Text_20_body"># 5. Create a vector "vec2" with given structure: (2, <text:s/>8, 14, 20, 26, 32). Use seq() function. </text:p>
      <text:p text:style-name="Text_20_body">vec2 &lt;- seq(from = 2, by = 6, length.out = 6)</text:p>
      <text:p text:style-name="Text_20_body">vec2</text:p>
      <text:p text:style-name="Text_20_body"/>
      <text:p text:style-name="Text_20_body"/>
      <text:p text:style-name="Text_20_body"># 6. Create a vector with given structure: "2", "7", "a", "2", "7", "a", "2", "7", "a". TIP: rep()</text:p>
      <text:p text:style-name="Text_20_body">help(rep)</text:p>
      <text:p text:style-name="Text_20_body">vec3 &lt;- rep(c("2", "7", "a"), times = 3)</text:p>
      <text:p text:style-name="Text_20_body">vec3</text:p>
      <text:p text:style-name="Text_20_body"/>
      <text:p text:style-name="Text_20_body"/>
      <text:p text:style-name="Text_20_body"># 7. Create a vector of length 100, which will store consecutive numbers divisible by three. </text:p>
      <text:p text:style-name="Text_20_body"><text:soft-page-break/>help(seq)</text:p>
      <text:p text:style-name="Text_20_body">vec4 &lt;- seq(from = 3, by = 3, length.out = 100)</text:p>
      <text:p text:style-name="Text_20_body">vec4</text:p>
      <text:p text:style-name="Text_20_body"/>
      <text:p text:style-name="Text_20_body"/>
      <text:p text:style-name="Text_20_body"># 8. Using only one line of code create a vector "vec3" with following structure: </text:p>
      <text:p text:style-name="Text_20_body"># (1, 1, 3, 3, 5, 5, 7, 7, 9, 9, 1, 1, 3, 3, 5, 5, 7, 7, 9, 9, 1, 1, 3, 3, 5, 5, 7, 7, 9, 9). </text:p>
      <text:p text:style-name="Text_20_body"/>
      <text:p text:style-name="Text_20_body">vec3 &lt;- rep(c(1, 1, 3, 3, 5, 5, 7, 7, 9, 9), times = 3)</text:p>
      <text:p text:style-name="Text_20_body">vec3</text:p>
      <text:p text:style-name="Text_20_body"/>
      <text:p text:style-name="Text_20_body"># 9. Generate a vector "vec4" of 50 numbers with the usage of runif() function. What does</text:p>
      <text:p text:style-name="Text_20_body"># it do? Use generated numbers to create a vector of 50 random integer values from the </text:p>
      <text:p text:style-name="Text_20_body"># range 0-20. </text:p>
      <text:p text:style-name="Text_20_body"/>
      <text:p text:style-name="Text_20_body"># Generate 50 random numbers from uniform distribution</text:p>
      <text:p text:style-name="Text_20_body">vec4 &lt;- runif(50, min = 0, max = 20)</text:p>
      <text:p text:style-name="Text_20_body">vec4</text:p>
      <text:p text:style-name="Text_20_body"/>
      <text:p text:style-name="Text_20_body"># Convert to integers</text:p>
      <text:p text:style-name="Text_20_body">vec4_int &lt;- as.integer(vec4)</text:p>
      <text:p text:style-name="Text_20_body">vec4_int</text:p>
      <text:p text:style-name="Text_20_body"/>
      <text:p text:style-name="Text_20_body"/>
      <text:p text:style-name="Text_20_body"># 10. Print values from the 5th, 10th and 26th element of previously created vector.</text:p>
      <text:p text:style-name="Text_20_body"/>
      <text:p text:style-name="Text_20_body">vec4_int[c(5, 10, 26)]</text:p>
      <text:p text:style-name="Text_20_body"/>
      <text:p text:style-name="Text_20_body"/>
      <text:p text:style-name="Text_20_body"># 11. Print values of every second element from the previously created vector, </text:p>
      <text:p text:style-name="Text_20_body"># starting from the 5th element of the vector. TIP: seq(). </text:p>
      <text:p text:style-name="Text_20_body"><text:s/></text:p>
      <text:p text:style-name="Text_20_body"><text:soft-page-break/>vec4_int[seq(from = 5, to = length(vec4_int), by = 2)]</text:p>
      <text:p text:style-name="Text_20_body"/>
      <text:p text:style-name="Text_20_body"/>
      <text:p text:style-name="Text_20_body"/>
      <text:p text:style-name="Text_20_body"># 1. Create a numerical value with decimal part. Convert it to integer and then</text:p>
      <text:p text:style-name="Text_20_body"># to character. See what are the changes (in values and printing). </text:p>
      <text:p text:style-name="Text_20_body">num &lt;- 1.1</text:p>
      <text:p text:style-name="Text_20_body">num</text:p>
      <text:p text:style-name="Text_20_body">class(num)</text:p>
      <text:p text:style-name="Text_20_body"/>
      <text:p text:style-name="Text_20_body">num_int &lt;- as.integer(num)</text:p>
      <text:p text:style-name="Text_20_body">num_int</text:p>
      <text:p text:style-name="Text_20_body">class(num_int)</text:p>
      <text:p text:style-name="Text_20_body"/>
      <text:p text:style-name="Text_20_body">num_char &lt;- as.character(num_int)</text:p>
      <text:p text:style-name="Text_20_body">num_char</text:p>
      <text:p text:style-name="Text_20_body">class(num_char)</text:p>
      <text:h text:style-name="P1" text:outline-level="2">3</text:h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8T19:06:18.751818662</meta:creation-date>
    <dc:date>2026-01-28T19:08:05.937985896</dc:date>
    <meta:editing-duration>PT1M49S</meta:editing-duration>
    <meta:editing-cycles>1</meta:editing-cycles>
    <meta:document-statistic meta:table-count="0" meta:image-count="0" meta:object-count="0" meta:page-count="16" meta:paragraph-count="298" meta:word-count="1750" meta:character-count="11067" meta:non-whitespace-character-count="9552"/>
    <meta:generator>LibreOffice/24.2.7.2$Linux_X86_64 LibreOffice_project/420$Build-2</meta:generator>
  </office:meta>
</office:document-meta>
</file>